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E0000000D69FE05C25956F159.png" manifest:media-type="image/png"/>
  <manifest:file-entry manifest:full-path="Pictures/100008BA000001730000015F5A66F60FB5E3C72D.svg" manifest:media-type="image/svg+xml"/>
  <manifest:file-entry manifest:full-path="Pictures/10001066000002230000013FA48CEA4671251B4C.svg" manifest:media-type="image/svg+xml"/>
  <manifest:file-entry manifest:full-path="Pictures/10000D980000018E0000013F7A85836BC0EBCDA4.svg" manifest:media-type="image/svg+xml"/>
  <manifest:file-entry manifest:full-path="Pictures/1000231A0000054800000141A7E12662B6C65CDB.svg" manifest:media-type="image/svg+xml"/>
  <manifest:file-entry manifest:full-path="Pictures/10000001000000330000000C8D235E4309F15F05.png" manifest:media-type="image/png"/>
  <manifest:file-entry manifest:full-path="Pictures/100000010000000F0000000CCAD728CDE0CF92C8.png" manifest:media-type="image/png"/>
  <manifest:file-entry manifest:full-path="Pictures/10000001000000150000000CAB5CFFC187C34D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448cm" fo:min-width="0.948cm" fo:padding-top="0.151cm" fo:padding-bottom="0.151cm" fo:padding-left="0.276cm" fo:padding-right="0.276cm" fo:wrap-option="wrap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5cm" fo:min-width="5.5cm" fo:padding-top="0.151cm" fo:padding-bottom="0.151cm" fo:padding-left="0.276cm" fo:padding-right="0.276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cm" fo:min-width="1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 fo:wrap-option="wrap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448cm" fo:min-width="1.198cm" fo:padding-top="0.151cm" fo:padding-bottom="0.151cm" fo:padding-left="0.276cm" fo:padding-right="0.276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line draw:style-name="gr1" draw:text-style-name="P1" draw:layer="layout" svg:x1="3.014cm" svg:y1="10.309cm" svg:x2="18.084cm" svg:y2="10.308cm">
          <text:p/>
        </draw:line>
        <draw:line draw:style-name="gr1" draw:text-style-name="P1" draw:layer="layout" svg:x1="3cm" svg:y1="4.209cm" svg:x2="18.07cm" svg:y2="4.208cm">
          <text:p/>
        </draw:line>
        <draw:frame draw:style-name="gr2" draw:text-style-name="P2" draw:layer="layout" svg:width="1.5cm" svg:height="1.41cm" svg:x="1.5cm" svg:y="3.5cm">
          <draw:image xlink:href="Pictures/100008BA000001730000015F5A66F60FB5E3C72D.svg" xlink:type="simple" xlink:show="embed" xlink:actuate="onLoad" draw:mime-type="image/svg+xml">
            <text:p/>
          </draw:image>
          <draw:image xlink:href="Pictures/100000010000000E0000000D69FE05C25956F159.png" xlink:type="simple" xlink:show="embed" xlink:actuate="onLoad" draw:mime-type="image/png"/>
          <svg:title>TexMaths</svg:title>
          <svg:desc>14§display§\left | 0 \right\rangle§svg§600§FALSE§</svg:desc>
        </draw:frame>
        <draw:line draw:style-name="gr1" draw:text-style-name="P1" draw:layer="layout" svg:x1="3cm" svg:y1="7.259cm" svg:x2="18.07cm" svg:y2="7.258cm">
          <text:p/>
        </draw:line>
        <draw:frame draw:style-name="gr2" draw:text-style-name="P2" draw:layer="layout" svg:width="1.5cm" svg:height="1.419cm" svg:x="1.5cm" svg:y="6.55cm">
          <draw:image xlink:href="Pictures/100008BA000001730000015F5A66F60FB5E3C72D.svg" xlink:type="simple" xlink:show="embed" xlink:actuate="onLoad" draw:mime-type="image/svg+xml">
            <text:p/>
          </draw:image>
          <draw:image xlink:href="Pictures/100000010000000E0000000D69FE05C25956F159.png" xlink:type="simple" xlink:show="embed" xlink:actuate="onLoad" draw:mime-type="image/png"/>
          <svg:title>TexMaths</svg:title>
          <svg:desc>14§display§\left | 0 \right\rangle§svg§600§FALSE§</svg:desc>
        </draw:frame>
        <draw:custom-shape draw:style-name="gr3" draw:text-style-name="P3" draw:layer="layout" svg:width="1.5cm" svg:height="7.75cm" svg:x="3.7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7.75cm" svg:x="7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1.419cm" svg:x="1.514cm" svg:y="9.6cm">
          <draw:image xlink:href="Pictures/100008BA000001730000015F5A66F60FB5E3C72D.svg" xlink:type="simple" xlink:show="embed" xlink:actuate="onLoad" draw:mime-type="image/svg+xml">
            <text:p/>
          </draw:image>
          <draw:image xlink:href="Pictures/100000010000000E0000000D69FE05C25956F159.png" xlink:type="simple" xlink:show="embed" xlink:actuate="onLoad" draw:mime-type="image/png"/>
          <svg:title>TexMaths</svg:title>
          <svg:desc>14§display§\left | 0 \right\rangle§svg§600§FALSE§</svg:desc>
        </draw:frame>
        <draw:frame draw:style-name="gr2" draw:text-style-name="P2" draw:layer="layout" svg:width="4.221cm" svg:height="1cm" svg:x="8.029cm" svg:y="6.5cm">
          <draw:image xlink:href="Pictures/1000231A0000054800000141A7E12662B6C65CDB.svg" xlink:type="simple" xlink:show="embed" xlink:actuate="onLoad" draw:mime-type="image/svg+xml">
            <text:p/>
          </draw:image>
          <draw:image xlink:href="Pictures/10000001000000330000000C8D235E4309F15F05.png" xlink:type="simple" xlink:show="embed" xlink:actuate="onLoad" draw:mime-type="image/png"/>
          <svg:title>TexMaths</svg:title>
          <svg:desc>14§display§U = e^{iHt}§svg§600§FALSE§</svg:desc>
        </draw:frame>
        <draw:frame draw:style-name="gr5" draw:text-style-name="P4" draw:layer="layout" svg:width="5.239cm" svg:height="1.657cm" svg:x="7.5cm" svg:y="9.093cm">
          <draw:text-box>
            <text:p text:style-name="P2"><text:span text:style-name="T1">Time evolution of </text:span></text:p>
            <text:p text:style-name="P2"><text:span text:style-name="T1">Hamiltonian</text:span></text:p>
          </draw:text-box>
        </draw:frame>
        <draw:custom-shape draw:style-name="gr6" draw:text-style-name="P3" draw:layer="layout" svg:width="1.5cm" svg:height="1.5cm" svg:x="18cm" svg:y="3.5cm">
          <text:p/>
          <draw:enhanced-geometry svg:viewBox="0 0 21600 21600" draw:type="rectangle" draw:enhanced-path="M 0 0 L 21600 0 21600 21600 0 21600 0 0 Z N"/>
        </draw:custom-shape>
        <draw:g>
          <draw:ellipse draw:style-name="gr7" draw:text-style-name="P2" draw:layer="layout" svg:width="1.17cm" svg:height="1.178cm" svg:x="18.165cm" svg:y="3.85cm" draw:kind="arc" draw:start-angle="359.08" draw:end-angle="181.03">
            <text:p/>
          </draw:ellipse>
          <draw:line draw:style-name="gr1" draw:text-style-name="P1" draw:layer="layout" svg:x1="18.75cm" svg:y1="4.438cm" svg:x2="19.14cm" svg:y2="4.046cm">
            <text:p/>
          </draw:line>
        </draw:g>
        <draw:custom-shape draw:style-name="gr8" draw:text-style-name="P3" draw:layer="layout" svg:width="1.5cm" svg:height="1.5cm" svg:x="18cm" svg:y="6.5cm">
          <text:p/>
          <draw:enhanced-geometry svg:viewBox="0 0 21600 21600" draw:type="rectangle" draw:enhanced-path="M 0 0 L 21600 0 21600 21600 0 21600 0 0 Z N"/>
        </draw:custom-shape>
        <draw:g>
          <draw:ellipse draw:style-name="gr7" draw:text-style-name="P2" draw:layer="layout" svg:width="1.17cm" svg:height="1.178cm" svg:x="18.165cm" svg:y="6.85cm" draw:kind="arc" draw:start-angle="359.08" draw:end-angle="181.03">
            <text:p/>
          </draw:ellipse>
          <draw:line draw:style-name="gr1" draw:text-style-name="P1" draw:layer="layout" svg:x1="18.75cm" svg:y1="7.438cm" svg:x2="19.14cm" svg:y2="7.046cm">
            <text:p/>
          </draw:line>
        </draw:g>
        <draw:custom-shape draw:style-name="gr8" draw:text-style-name="P3" draw:layer="layout" svg:width="1.5cm" svg:height="1.5cm" svg:x="18cm" svg:y="9.5cm">
          <text:p/>
          <draw:enhanced-geometry svg:viewBox="0 0 21600 21600" draw:type="rectangle" draw:enhanced-path="M 0 0 L 21600 0 21600 21600 0 21600 0 0 Z N"/>
        </draw:custom-shape>
        <draw:g>
          <draw:ellipse draw:style-name="gr7" draw:text-style-name="P2" draw:layer="layout" svg:width="1.17cm" svg:height="1.178cm" svg:x="18.165cm" svg:y="9.85cm" draw:kind="arc" draw:start-angle="359.08" draw:end-angle="181.03">
            <text:p/>
          </draw:ellipse>
          <draw:line draw:style-name="gr1" draw:text-style-name="P1" draw:layer="layout" svg:x1="18.75cm" svg:y1="10.438cm" svg:x2="19.14cm" svg:y2="10.046cm">
            <text:p/>
          </draw:line>
        </draw:g>
        <draw:custom-shape draw:style-name="gr9" draw:text-style-name="P3" draw:layer="layout" svg:width="1.75cm" svg:height="7.75cm" svg:x="15.25cm" svg:y="3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579cm" svg:height="0.954cm" svg:x="2.421cm" svg:y="2.046cm">
          <draw:text-box>
            <text:p text:style-name="P2"><text:span text:style-name="T1">Initiate the state</text:span></text:p>
          </draw:text-box>
        </draw:frame>
        <draw:frame draw:style-name="gr2" draw:text-style-name="P2" draw:layer="layout" svg:width="1cm" svg:height="0.8cm" svg:x="4cm" svg:y="6.75cm">
          <draw:image xlink:href="Pictures/10000D980000018E0000013F7A85836BC0EBCDA4.svg" xlink:type="simple" xlink:show="embed" xlink:actuate="onLoad" draw:mime-type="image/svg+xml">
            <text:p/>
          </draw:image>
          <draw:image xlink:href="Pictures/100000010000000F0000000CCAD728CDE0CF92C8.png" xlink:type="simple" xlink:show="embed" xlink:actuate="onLoad" draw:mime-type="image/png"/>
          <svg:title>TexMaths</svg:title>
          <svg:desc>14§display§U_I§svg§600§FALSE§</svg:desc>
        </draw:frame>
        <draw:frame draw:style-name="gr5" draw:text-style-name="P4" draw:layer="layout" svg:width="4.409cm" svg:height="1.657cm" svg:x="13.75cm" svg:y="1.593cm">
          <draw:text-box>
            <text:p text:style-name="P2"><text:span text:style-name="T1">Select Measure</text:span></text:p>
            <text:p text:style-name="P2"><text:span text:style-name="T1">Basis</text:span></text:p>
          </draw:text-box>
        </draw:frame>
        <draw:frame draw:style-name="gr2" draw:text-style-name="P2" draw:layer="layout" svg:width="1.369cm" svg:height="0.797cm" svg:x="15.441cm" svg:y="6.703cm">
          <draw:image xlink:href="Pictures/10001066000002230000013FA48CEA4671251B4C.svg" xlink:type="simple" xlink:show="embed" xlink:actuate="onLoad" draw:mime-type="image/svg+xml">
            <text:p/>
          </draw:image>
          <draw:image xlink:href="Pictures/10000001000000150000000CAB5CFFC187C34DCF.png" xlink:type="simple" xlink:show="embed" xlink:actuate="onLoad" draw:mime-type="image/png"/>
          <svg:title>TexMaths</svg:title>
          <svg:desc>14§display§U_M
§sv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22:55:02.984000000</meta:creation-date>
    <dc:date>2023-08-03T00:49:59.148000000</dc:date>
    <meta:editing-duration>PT1H54M56S</meta:editing-duration>
    <meta:editing-cycles>1</meta:editing-cycles>
    <meta:document-statistic meta:object-count="27"/>
    <meta:generator>LibreOffice/7.4.3.2$Windows_X86_64 LibreOffice_project/1048a8393ae2eeec98dff31b5c133c5f1d08b890</meta:generator>
  </office:meta>
</office:document-meta>
</file>